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5.1000003814697pt" style:font-size-asian="15.1000003814697pt" style:font-name-complex="osifont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2cm" svg:height="0.29cm" svg:x="14.801cm" svg:y="16.565cm" svg:viewBox="0 0 128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342 287v-29h70v-210l-62 44v-33l65-44h32v243h66v29zM735 198c0 29-8 52-24 68-15 17-37 25-64 25-31 0-54-11-70-34s-24-56-24-99c0-48 8-84 25-110 17-25 41-37 72-37 41 0 67 18 77 55l-33 6c-7-22-22-33-45-33-19 0-35 9-46 27-11 19-16 47-16 82 6-12 15-21 27-27 11-6 24-9 39-9 25 0 45 7 60 23 14 16 22 37 22 63zM699 200c0-20-4-35-14-46-10-10-23-16-40-16-16 0-30 5-40 15-10 9-15 22-15 39 0 21 6 38 16 51 10 14 24 20 40 20 17 0 30-5 39-17 10-11 14-26 14-46zM752 291l80-291h30l-78 291zM890 287v-29h69v-210l-61 44v-33l64-44h32v243h66v29zM1283 212c0 25-8 44-24 58s-39 21-69 21c-29 0-52-7-68-20-17-14-25-34-25-59 0-18 5-33 15-45s23-19 39-22v-1c-15-3-26-11-35-22-8-13-13-26-13-42 0-21 8-37 23-50 16-13 37-19 63-19 28 0 49 6 64 18 16 13 23 30 23 52 0 15-4 29-12 41-9 12-21 19-36 22v1c18 3 31 10 41 22 9 12 14 27 14 45zM1240 83c0-31-16-47-51-47-16 0-29 4-37 12-9 8-13 19-13 35 0 15 4 28 13 36s21 12 37 12c17 0 30-3 39-11 8-8 12-21 12-37zM1247 208c0-17-5-29-15-38-10-8-25-13-43-13s-32 5-41 14c-10 9-15 22-15 38 0 37 19 56 57 56 19 0 34-4 43-13 10-10 14-24 14-44z">
          <text:p/>
        </draw:path>
        <draw:path draw:style-name="gr2" draw:text-style-name="P2" draw:layer="layout" svg:width="1.288cm" svg:height="0.296cm" svg:x="14.798cm" svg:y="16.562cm" svg:viewBox="0 0 1289 297" svg:d="M194 215c0 26-8 47-25 61-16 14-40 21-70 21-28 0-50-6-67-19s-27-32-32-57v-3h4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9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6 293l80-291v-2h2 31 4l-1 4-79 291v2h-3-31-3zM209 291h31v3l-2-1 78-291 3 1v3h-31v-3l3 1-79 291-3-1zM344 290v-29-3h2 70v3h-3v-210h3l1 2-61 44-4 3v-5-33-2l1-1 64-44h1 1 32 2v3 243h-2v-3h66 3v3 29 3h-3-171-2zM346 288h171v2h-3v-29h3v3h-66-3v-3-243h3v2h-32v-2l1 2-64 44-2-2h3v33h-3l-1-3 61-44 5-3v6 210 3h-3-70v-3h3v29h-3zM742 201c0 30-9 53-25 70s-38 26-66 26c-31 0-56-12-72-35-17-24-25-57-25-101 0-48 8-86 25-111 18-26 43-39 75-39 42 0 69 19 80 57l1 3-3 1-33 6h-3l-1-2c-6-22-20-31-42-31-19 0-33 8-43 26-11 18-16 45-16 80h-3l-2-2c6-12 15-21 27-28 12-6 26-9 41-9 26 0 47 8 62 24s23 38 23 65zM736 201c0-26-7-46-21-61-15-15-33-23-58-23-14 0-27 3-38 9s-19 15-25 26l-6 10v-11c0-36 6-64 17-83s28-29 48-29c24 0 41 12 48 35l-3 1v-3l33-6v3l-3 1c-10-36-34-54-74-54-31 0-53 12-70 37-16 25-25 61-25 108 0 43 8 75 24 97 16 23 38 33 68 33 27 0 47-7 62-24 16-16 23-37 23-66zM701 203c0-19-5-33-14-44-9-10-22-15-38-15s-28 5-38 14c-9 9-14 21-14 37 0 20 5 37 15 49 10 13 22 19 38 19s28-5 37-15c9-11 14-26 14-45zM706 203c0 20-5 37-15 48-10 12-24 18-41 18s-31-7-42-21-16-32-16-53c0-17 5-32 16-41 10-10 24-15 41-15s32 5 42 17c10 11 15 27 15 47zM754 293l79-291 1-2h2 30 4l-1 4-79 291v2h-2-32-3zM756 291h32v3l-3-1 79-291 2 1v3h-30v-3l2 1-79 291-3-1zM891 290v-29-3h3 69v3h-3v-210h3l2 2-62 44-4 3v-5-33-2l1-1 64-44h1 1 32 3v3 243h-3v-3h66 3v3 29 3h-3-170-3zM894 288h170v2h-3v-29h3v3h-66-3v-3-243h3v2h-32v-2l1 2-64 44-1-2h3v33h-3l-2-3 61-44 5-3v6 210 3h-3-69v-3h3v29h-3zM1289 215c0 25-8 46-25 60-16 15-40 22-70 22s-53-7-70-21-26-35-26-61c0-18 5-34 16-47 10-12 24-20 41-23v3h-3v-1h3l-1 3c-15-3-27-11-36-23s-14-28-14-44c0-21 9-39 25-52 16-14 37-20 64-20s49 6 65 19 24 32 24 54c0 16-4 31-13 43s-22 20-37 23l-1-3h3v1h-3l1-3c18 3 32 11 42 23s15 28 15 47zM1283 215c0-18-4-32-13-43-10-12-22-19-39-21l-3-1v-2-1-2l3-1c14-3 25-9 33-20 9-12 13-25 13-40 0-21-8-37-23-49-15-13-35-19-61-19s-46 7-61 19-22 28-22 48c0 15 4 29 12 40 9 11 19 18 34 22h2v2 1 3h-2c-16 3-28 9-38 21s-14 26-14 43c0 25 7 43 23 56 16 14 38 20 67 20s51-6 66-20c16-14 23-32 23-56zM1241 86c0-30-16-44-48-44-16 0-27 4-36 11-8 7-11 18-11 33s4 26 12 34 20 11 35 11c16 0 28-3 36-10s12-19 12-35zM1246 86c0 17-4 31-14 39-9 8-22 12-39 12-16 0-30-4-39-13s-14-22-14-38 5-29 14-37 22-12 39-12c35 0 53 17 53 49zM1247 211c0-16-4-28-14-36-9-8-22-12-40-12-17 0-30 4-39 13-10 9-14 20-14 36 0 36 17 53 54 53 18 0 32-4 40-12 9-9 13-22 13-42zM1253 211c0 21-5 36-15 46-9 9-25 14-44 14-39 0-60-20-60-59 0-17 5-30 16-40 10-10 25-14 43-14s34 4 44 13c11 9 16 23 16 40z">
          <text:p/>
        </draw:path>
        <draw:path draw:style-name="gr2" draw:text-style-name="P2" draw:layer="layout" svg:width="0.511cm" svg:height="0.279cm" svg:x="15.181cm" svg:y="18.861cm" svg:viewBox="0 0 512 280" svg:d="M187 200c0 26-8 45-24 60-16 13-39 20-68 20-28 0-50-6-66-18-17-14-26-32-29-56l35-4c5 33 25 50 60 50 17 0 31-6 41-14 10-9 15-22 15-39 0-15-6-26-17-34-12-9-28-13-50-13h-19v-30h19c19 0 33-4 44-12 10-9 16-20 16-35 0-14-5-26-13-34-9-9-22-13-38-13s-28 4-38 12c-9 8-14 19-16 33l-35-3c3-22 12-39 28-52 16-12 36-18 61-18 27 0 48 6 64 19 15 12 22 30 22 53 0 17-5 31-14 42-10 11-24 18-43 22v1c21 2 36 9 48 20 11 12 17 26 17 43zM241 107v-40h37v40zM241 276v-40h37v40zM332 276v-24c6-16 14-29 24-41 9-11 19-22 29-31 11-9 22-18 32-26 11-8 20-16 28-24s15-16 20-25 7-19 7-30c0-15-4-26-13-34-8-9-20-13-36-13-15 0-28 4-38 12-9 8-15 20-16 34l-36-3c3-22 12-39 28-52s36-19 62-19c27 0 48 6 63 19s22 31 22 55c0 11-2 21-7 32-5 10-12 20-22 31-9 10-27 26-54 48-15 12-28 23-36 33-9 10-15 19-19 28h142v30z">
          <text:p/>
        </draw:path>
        <draw:path draw:style-name="gr2" draw:text-style-name="P2" draw:layer="layout" svg:width="0.518cm" svg:height="0.285cm" svg:x="15.177cm" svg:y="18.858cm" svg:viewBox="0 0 519 286" svg:d="M195 204c0 26-9 47-25 61-17 14-40 21-70 21-29 0-52-6-69-19s-27-32-30-57l-1-3h3l36-3 3-1v3c5 31 23 46 58 46 17 0 29-4 39-12 9-9 14-20 14-37 0-14-5-24-16-32s-27-12-48-12h-20-3v-3-30-3h3 20c18 0 32-4 42-12 10-7 15-19 15-33s-4-24-12-32-20-12-36-12c-15 0-28 4-37 11-9 8-14 18-15 31v3h-3l-35-3h-3v-3c3-23 13-41 29-54s38-19 64-19c28 0 50 6 65 20 16 13 24 31 24 55 0 17-5 34-15 45s-25 19-44 23l-1-3h3v1h-3l1-3c20 2 37 9 49 21s18 28 18 45zM189 204c0-16-5-30-16-41s-26-17-46-19l-3-1v-2-1-2l3-1c18-4 31-10 41-21 9-10 13-25 13-41 0-22-7-39-21-51-15-12-35-18-62-18-26 0-45 5-60 18-16 12-25 28-27 50l-3-1v-2l35 2v3h-3c2-15 8-27 18-35s24-13 40-13c17 0 31 5 40 14s13 21 13 36c0 16-5 29-16 38s-27 13-46 13h-20v-3h2v30h-2v-3h20c22 0 39 5 51 13 12 9 19 22 19 37 0 18-6 32-16 41-11 9-26 13-43 13-37 0-59-17-63-50l2-1 1 3-36 3v-2l2-1c3 24 12 41 28 53 16 13 37 18 66 18s50-6 66-19c15-14 23-32 23-57zM243 111v-41-3h3 37 3v3 41 3h-3-37-3zM246 108h37v3h-3v-41h3v3h-37v-3h2v41h-2zM243 279v-39-3h3 37 3v3 39 3h-3-37-3zM246 277h37v2h-3v-39h3v2h-37v-2h2v39h-2zM334 279v-24-1c7-15 15-29 24-41 10-11 20-22 30-31 11-10 21-18 32-26 10-8 19-16 27-24s15-16 19-24c5-9 8-19 8-30 0-14-4-25-13-32-8-8-19-12-34-12-14 0-26 4-35 11-9 8-14 18-16 32v3h-3l-35-3-3-1v-3c3-22 13-40 29-53s38-20 63-20c28 0 50 7 65 20s23 33 23 57c0 11-3 23-7 34-5 10-13 21-22 32-10 10-28 26-55 48l-2-2 2 2c-15 12-27 23-35 33-9 9-15 18-19 27l-2-1v-3h141 3v3 29 3h-3-179-3zM337 277h179v2h-2v-29h2v3h-141-5l2-4c4-9 11-19 20-29 8-10 20-21 35-33 27-22 45-38 54-48 10-10 17-20 21-31 5-10 7-21 7-31 0-23-7-40-21-53-14-12-34-18-61-18-25 0-44 6-59 18-16 13-25 29-27 50h-3v-3l36 3v3h-3c1-15 8-27 18-36 10-8 23-13 38-13 16 0 29 5 38 14 10 8 14 21 14 36 0 12-2 23-8 32-5 9-12 18-20 26s-18 16-28 24-20 17-31 26c-10 9-20 20-29 31-10 11-17 24-24 39l-2-1h2v24h-2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7.77cm" svg:height="0.507cm" svg:x="18.645cm" svg:y="15.494cm" svg:viewBox="0 0 7771 508" svg:d="M0 399v-378h50v337h185v41zM458 57c-41 0-73 13-95 40-23 27-34 64-34 110 0 47 12 85 35 113 24 29 55 43 95 43 52 0 91-27 117-79l40 21c-15 32-36 57-64 74-27 17-58 26-94 26-38 0-69-8-97-24-26-16-47-39-61-69-14-28-22-63-22-105 0-60 17-107 48-141s75-51 132-51c38 0 71 8 97 23 26 16 46 40 58 70l-48 17c-8-23-22-40-41-50-18-12-41-18-66-18zM998 205c0 41-8 74-22 104-15 29-36 52-63 67-26 15-58 23-93 23h-137v-378h121c62 0 110 15 144 48 33 32 50 77 50 136zM948 205c0-47-13-82-38-107-24-24-60-36-107-36h-71v297h82c27 0 51-7 71-19 21-12 36-30 46-53 12-23 17-50 17-82zM1018 508v-34h310v34zM1569 319c0 27-10 48-30 63s-48 23-84 23-62-6-81-18c-19-13-32-30-38-56l42-9c4 16 13 28 25 35 13 8 30 10 52 10 24 0 41-3 52-10 11-8 16-19 16-35 0-11-3-20-11-27s-20-13-37-18l-34-9c-26-7-45-14-57-21-11-8-20-16-27-26-6-10-9-22-9-36 0-27 9-46 28-60 18-14 44-22 80-22 30 0 55 6 73 18 19 11 31 28 35 54l-42 5c-2-13-9-23-21-30-11-7-26-9-45-9-21 0-38 2-47 9-11 6-15 17-15 30 0 9 2 15 5 20 5 5 11 10 19 14s25 9 52 16c25 6 42 12 53 19 11 5 19 10 26 17s11 15 14 24c4 8 6 18 6 29zM1626 46v-46h48v46zM1626 399v-291h48v291zM1924 353c-9 18-20 31-35 39-14 9-32 13-53 13-35 0-62-13-78-38-17-24-26-61-26-112 0-102 35-152 104-152 21 0 39 4 53 12 15 8 26 21 35 38v-32-121h46v339c0 30 1 50 2 60h-45c0-3 0-9-1-20-1-10-1-19-1-26zM1782 254c0 41 5 69 15 87s28 26 51 26c26 0 46-9 58-28s18-48 18-88-6-68-18-86-31-26-58-26c-23 0-40 8-50 26-11 19-16 47-16 89zM2078 264c0 34 7 59 20 77 13 19 33 27 58 27 20 0 37-3 49-12s21-19 25-32l41 12c-17 45-55 69-115 69-42 0-73-13-95-38-22-26-32-64-32-114s10-86 32-112c22-25 53-38 93-38 83 0 124 51 124 155v6zM2230 226c-2-30-10-52-22-67-13-14-31-20-55-20-22 0-40 7-53 23s-21 37-22 64zM2294 508v-34h310v34zM2669 253c0 39 6 67 18 86s30 28 53 28c17 0 30-5 42-14 11-10 18-24 21-43l47 2c-4 29-15 51-35 67-19 17-44 26-73 26-39 0-70-13-91-38-20-27-30-64-30-113 0-50 10-87 30-113 21-25 52-38 90-38 28 0 52 8 71 23s32 36 36 64l-48 4c-2-17-9-30-18-39-10-10-24-14-42-14-25 0-43 8-55 25-10 17-16 45-16 87zM2974 405c-28 0-49-8-64-24-14-14-21-36-21-63 0-30 10-53 29-69 19-17 50-26 92-27l63-1v-16c0-23-4-40-14-50-10-11-25-15-46-15s-36 3-45 10c-10 8-16 20-18 36l-48-5c7-52 45-78 112-78 35 0 62 8 80 25 18 16 27 41 27 72v126c0 15 2 26 6 33s10 10 21 10c3 0 9-1 15-2v31c-12 2-24 4-36 4-17 0-31-5-38-14-8-10-13-24-14-44h-2c-11 22-25 37-41 47-16 9-35 14-58 14zM2985 368c17 0 32-3 45-11 14-9 24-20 32-34 8-13 11-28 11-43v-24l-50 1c-22 0-39 2-51 7-11 4-20 11-25 20-7 9-10 21-10 35 0 16 5 28 12 37 9 8 20 12 36 12zM3437 253c0 101-36 152-104 152-21 0-39-4-54-12-14-9-26-22-34-39 0 6-1 14-1 25-1 12-2 18-2 20h-46c1-10 2-30 2-60v-339h47v114c0 12 0 26-1 41h1c8-18 20-32 34-40 15-8 33-12 54-12 35 0 62 12 78 37 17 24 26 61 26 113zM3387 254c0-41-5-70-15-88-11-17-28-25-52-25-26 0-45 8-57 27s-18 48-18 89c0 39 6 66 18 85 11 18 31 26 57 26 24 0 41-8 52-26 10-18 15-47 15-88zM3494 399v-399h46v399zM3648 264c0 34 7 59 20 77 14 19 34 27 58 27 21 0 37-3 50-12 11-9 20-19 25-32l41 12c-18 45-56 69-116 69-41 0-72-13-94-38-22-26-32-64-32-114s10-86 32-112c22-25 52-38 93-38 82 0 124 51 124 155v6zM3801 226c-3-30-11-52-23-67-13-14-31-20-54-20-22 0-41 7-54 23s-20 37-21 64zM3865 508v-34h309v34zM4442 253c0 101-35 152-104 152-21 0-39-4-53-12-13-9-26-22-34-39 0 6-1 14-1 25-1 12-2 18-2 20h-46c2-10 2-30 2-60v-339h47v114c0 12 0 26-1 41h1c8-18 20-32 34-40s32-12 53-12c36 0 62 12 78 37 18 24 26 61 26 113zM4393 254c0-41-5-70-16-88-10-17-27-25-50-25-27 0-46 8-58 27s-18 48-18 89c0 39 5 66 18 85 11 18 30 26 57 26 24 0 41-8 51-26 11-18 16-47 16-88zM4500 399v-223c0-21 0-43-1-68h44c2 33 2 53 2 59h2c7-25 15-41 25-50 10-10 24-14 42-14 6 0 12 1 19 2v44c-7-1-15-2-26-2-19 0-34 8-44 26s-15 42-15 75v151zM4749 405c-28 0-49-8-64-24-14-14-21-36-21-63 0-30 10-53 29-69 19-17 49-26 92-27l63-1v-16c0-23-4-40-14-50-10-11-25-15-46-15s-36 3-46 10c-9 8-15 20-17 36l-48-5c7-52 45-78 112-78 35 0 62 8 80 25 18 16 27 41 27 72v126c0 15 2 26 6 33 3 7 10 10 20 10 4 0 10-1 16-2v31c-12 2-24 4-36 4-18 0-31-5-38-14-8-10-13-24-14-44h-2c-11 22-25 37-41 47-16 9-35 14-58 14zM4760 368c17 0 32-3 45-11 14-9 24-20 32-34 7-13 11-28 11-43v-24l-50 1c-23 0-39 2-51 7-11 4-20 11-25 20-7 9-10 21-10 35 0 16 4 28 12 37 9 8 20 12 36 12zM5008 253c0 39 6 67 19 86 11 19 29 28 53 28 16 0 30-5 41-14 11-10 18-24 21-43l48 2c-4 29-16 51-35 67-20 17-45 26-74 26-39 0-70-13-90-38-21-27-31-64-31-113 0-50 10-87 31-113 21-25 51-38 90-38 28 0 52 8 71 23s31 36 36 64l-48 4c-3-17-9-30-19-39-10-10-24-14-42-14-25 0-43 8-53 25-12 17-18 45-18 87zM5418 399l-95-132-34 29v103h-47v-399h47v250l124-142h54l-114 125 120 166zM5547 264c0 34 7 59 20 77 13 19 32 27 58 27 20 0 36-3 49-12 12-9 21-19 25-32l41 12c-17 45-55 69-115 69-42 0-73-13-95-38-21-26-33-64-33-114s12-86 33-112c22-25 53-38 93-38 83 0 124 51 124 155v6zM5700 226c-3-30-11-52-23-67-13-14-31-20-55-20-22 0-40 7-53 23s-21 37-22 64zM5915 397c-15 4-31 7-48 7-37 0-56-23-56-66v-195h-32v-35h34l14-65h31v65h52v35h-52v184c0 14 3 24 6 30 5 6 13 9 23 9 7 0 17-2 28-4zM5913 508v-34h311v34zM6252 46v-46h48v46zM6252 399v-291h48v291zM6550 399v-185c0-18-2-33-6-44-3-11-8-19-17-23-8-5-19-6-35-6-22 0-40 7-54 23-12 16-19 37-19 66v169h-46v-229c0-33-1-54-2-62h44c0 1 0 3 0 7s1 9 1 14 0 14 1 29h1c11-20 23-34 37-43 15-8 32-12 53-12 30 0 53 8 68 24 14 15 22 41 22 78v194zM6879 319c0 27-11 48-31 63s-47 23-84 23c-35 0-62-6-81-18-19-13-31-30-37-56l41-9c5 16 13 28 25 35 12 8 30 10 52 10 24 0 41-3 53-10 10-8 16-19 16-35 0-11-4-20-11-27-8-7-20-13-38-18l-33-9c-27-7-46-14-57-21-12-8-20-16-27-26s-9-22-9-36c0-27 8-46 27-60 18-14 45-22 79-22 32 0 57 6 75 18 18 11 29 28 34 54l-42 5c-2-13-9-23-21-30-11-7-27-9-46-9-21 0-36 2-46 9-10 6-15 17-15 30 0 9 2 15 6 20s11 10 18 14c9 4 26 9 52 16 24 6 43 12 54 19 10 5 19 10 26 17 5 7 10 15 14 24 4 8 6 18 6 29zM6972 264c0 34 7 59 20 77 14 19 33 27 58 27 20 0 38-3 49-12 12-9 21-19 25-32l42 12c-17 45-56 69-116 69-41 0-73-13-94-38-22-26-33-64-33-114s11-86 33-112c21-25 52-38 92-38 83 0 124 51 124 155v6zM7125 226c-3-30-11-52-23-67-13-14-31-20-55-20-21 0-40 7-53 23s-20 37-22 64zM7233 399v-223c0-21-1-43-2-68h44c2 33 3 53 3 59h1c7-25 15-41 26-50 9-10 23-14 41-14 6 0 12 1 19 2v44c-7-1-15-2-26-2-19 0-33 8-44 26-10 18-15 42-15 75v151zM7517 397c-15 4-31 7-46 7-38 0-57-23-57-66v-195h-32v-35h34l14-65h31v65h52v35h-52v184c0 14 2 24 7 30 4 6 11 9 23 9 5 0 15-2 26-4zM7771 319c0 27-10 48-30 63s-48 23-84 23c-35 0-62-6-81-18-19-13-31-30-37-56l41-9c4 16 13 28 25 35 13 8 30 10 52 10 23 0 42-3 52-10 11-8 16-19 16-35 0-11-4-20-11-27-8-7-20-13-36-18l-34-9c-27-7-46-14-58-21-11-8-20-16-27-26-5-10-9-22-9-36 0-27 9-46 27-60 19-14 45-22 81-22 31 0 55 6 74 18 18 11 29 28 34 54l-42 5c-3-13-9-23-21-30-11-7-26-9-45-9-21 0-38 2-47 9-11 6-15 17-15 30 0 9 2 15 6 20s10 10 18 14c9 4 26 9 52 16 25 6 43 12 53 19 12 5 20 10 26 17 7 7 11 15 15 24 3 8 5 18 5 29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9cm" svg:height="0.28cm" svg:x="18.593cm" svg:y="18.847cm" svg:viewBox="0 0 1870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9 188c0 28-9 51-26 67-17 18-40 26-71 26-25 0-45-6-61-18-15-11-25-27-29-48l35-4c7 27 26 40 56 40 19 0 34-5 44-16 11-12 16-27 16-47 0-17-5-31-16-41-11-11-25-16-43-16-9 0-18 1-26 4s-16 8-25 15h-33l9-146h154v30h-123l-5 86c15-12 34-17 56-17 27 0 48 7 64 23s24 36 24 62zM1870 188c0 28-8 51-25 67-17 18-41 26-71 26-26 0-46-6-62-18-15-11-25-27-29-48l35-4c7 27 26 40 56 40 19 0 34-5 44-16 11-12 16-27 16-47 0-17-5-31-16-41-10-11-25-16-43-16-9 0-18 1-26 4s-16 8-24 15h-34l9-146h154v30h-123l-5 86c15-12 34-17 56-17 27 0 48 7 64 23s24 36 24 62z">
          <text:p/>
        </draw:path>
        <draw:path draw:style-name="gr2" draw:text-style-name="P2" draw:layer="layout" svg:width="1.873cm" svg:height="0.284cm" svg:x="18.591cm" svg:y="18.845cm" svg:viewBox="0 0 1874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3 190c0 29-9 52-26 70-18 16-42 25-73 25-25 0-46-6-62-17-16-12-26-29-30-50l-1-2 2-1 36-4h1l1 2c7 26 25 39 54 39 19 0 32-6 43-17 10-11 15-25 15-45 0-17-5-30-15-40-11-10-24-15-42-15-9 0-18 1-26 4-7 3-15 8-23 15h-1-1-33-3l1-2 9-146v-2h2 154 2v2 30 2h-2-123v-2h2l-5 86h-2l-1-2c15-11 35-17 57-17 27 0 49 8 65 24 17 16 25 37 25 63zM1649 190c0-25-8-45-23-60-16-16-36-23-63-23-22 0-40 5-55 17l-3 2v-4l5-86v-2h2 123v2h-2v-30h2v2h-154v-2h2l-9 147-2-1v-1h33v1l-1-1c8-7 17-12 25-15s17-5 27-5c18 0 33 6 44 16 11 11 17 26 17 43 0 20-6 36-17 48-10 12-26 17-45 17-31 0-51-14-58-41l2-1v2l-35 4v-2h2c4 20 13 36 28 48 16 11 35 16 60 16 30 0 53-8 70-25 17-16 25-38 25-66zM1874 190c0 29-9 52-26 70-17 16-42 25-72 25-26 0-47-6-63-17-16-12-26-29-30-50l-1-2 3-1 35-4h1l1 2c7 26 25 39 54 39 19 0 33-6 43-17s15-25 15-45c0-17-5-30-15-40-11-10-24-15-42-15-9 0-17 1-25 4s-16 8-24 15h-1-34-2v-2l9-146v-2h2 154 2v2 30 2h-2-123v-2h2l-5 86h-2l-1-2c15-11 35-17 57-17 27 0 49 8 66 24 16 16 24 37 24 63zM1870 190c0-25-8-45-23-60-16-16-36-23-63-23-22 0-40 5-55 17l-3 2v-4l5-86 1-2h1 123v2h-2v-30h2v2h-154v-2h2l-9 147-2-1v-1h34v1l-2-1c9-7 17-12 25-15 9-3 18-5 27-5 19 0 34 6 44 16 11 11 17 26 17 43 0 20-6 36-16 48-11 12-27 17-46 17-31 0-50-14-58-41l2-1v2l-35 4v-2h2c4 20 13 36 28 48 16 11 36 16 61 16 30 0 52-8 69-25 17-16 25-38 25-66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8.719cm" svg:height="4.743cm" svg:x="3.576cm" svg:y="5.771cm" svg:viewBox="0 0 8720 4744" svg:d="M8588 260c85 49 132 115 132 184v734c0 69-47 135-132 185l-5725 3305 5725-3305c85-50 132-116 132-185v-734c0 69-47 135-132 183l-5725 3307c-176 101-460 101-636 0l-318-184c-84-48-132-115-132-183 0 68 48 135 132 183l318 184c176 101 460 101 636 0l5725-3307c85-48 132-114 132-183s-47-135-132-184l-318-183c-175-103-460-103-636 0l-3234 1867-1007-581v-429l-212-123-3181 1837v735l2227 1285c176 102 460 102 636 0-176 102-460 102-636 0l-2227-1285v-735l212 123v428l1697 980c-84-49-132-115-132-184v-428c0-69 48-135 132-184l2491-1439 3234-1867c176-103 461-103 636 0z">
          <text:p/>
        </draw:path>
        <draw:polygon draw:style-name="gr7" draw:text-style-name="P1" draw:layer="layout" svg:width="0cm" svg:height="0cm" svg:x="8.655cm" svg:y="6.925cm" svg:viewBox="0 0 0 0" draw:points="0,0">
          <text:p/>
        </draw:polygon>
        <draw:path draw:style-name="gr6" draw:text-style-name="P3" draw:layer="layout" svg:width="4.187cm" svg:height="2.816cm" svg:x="3.788cm" svg:y="7.133cm" svg:viewBox="0 0 4188 2817" svg:d="M1564 2204c0-69 48-135 132-184l2492-1439-1007-581-3181 1836 1696 981c-84-49-132-116-132-185z">
          <text:p/>
        </draw:path>
        <draw:polygon draw:style-name="gr7" draw:text-style-name="P1" draw:layer="layout" svg:width="0cm" svg:height="0cm" svg:x="8.655cm" svg:y="6.925cm" svg:viewBox="0 0 0 0" draw:points="0,0">
          <text:p/>
        </draw:polygon>
        <draw:polygon draw:style-name="gr6" draw:text-style-name="P3" draw:layer="layout" svg:width="3.18cm" svg:height="2.264cm" svg:x="3.788cm" svg:y="6.705cm" svg:viewBox="0 0 3181 2265" draw:points="0,2265 3181,428 3181,0 0,1837">
          <text:p/>
        </draw:polygon>
        <draw:polygon draw:style-name="gr7" draw:text-style-name="P1" draw:layer="layout" svg:width="0cm" svg:height="0cm" svg:x="8.655cm" svg:y="6.925cm" svg:viewBox="0 0 0 0" draw:points="0,0">
          <text:p/>
        </draw:polygon>
        <draw:polygon draw:style-name="gr6" draw:text-style-name="P3" draw:layer="layout" svg:width="3.392cm" svg:height="1.959cm" svg:x="3.576cm" svg:y="6.582cm" svg:viewBox="0 0 3393 1960" draw:points="3393,123 3181,0 0,1837 212,1960">
          <text:p/>
        </draw:polygon>
        <draw:polygon draw:style-name="gr7" draw:text-style-name="P1" draw:layer="layout" svg:width="0cm" svg:height="0cm" svg:x="8.655cm" svg:y="6.925cm" svg:viewBox="0 0 0 0" draw:points="0,0">
          <text:p/>
        </draw:polygon>
        <draw:path draw:style-name="gr6" draw:text-style-name="P3" draw:layer="layout" svg:width="0.824cm" svg:height="0.805cm" svg:x="10.585cm" svg:y="2.549cm" svg:viewBox="0 0 825 806" svg:d="M0 238c0-131 184-238 412-238 229 0 413 107 413 238v62c0 34-12 68-37 99v61c9 20 14 40 14 61v61c0 91-95 173-240 207-146 35-314 16-425-48-73-43-114-100-114-159v-61c0-21 5-41 14-61v-61c-25-31-37-65-37-99z">
          <text:p/>
        </draw:path>
        <draw:polygon draw:style-name="gr7" draw:text-style-name="P1" draw:layer="layout" svg:width="0cm" svg:height="0cm" svg:x="8.655cm" svg:y="6.925cm" svg:viewBox="0 0 0 0" draw:points="0,0">
          <text:p/>
        </draw:polygon>
        <draw:path draw:style-name="gr6" draw:text-style-name="P3" draw:layer="layout" svg:width="0.825cm" svg:height="0.805cm" svg:x="6.158cm" svg:y="5.105cm" svg:viewBox="0 0 826 806" svg:d="M0 239c0-133 186-239 414-239 227 0 412 106 412 239v61c0 34-13 68-37 99v61c9 20 14 40 14 60v61c0 91-95 173-240 208-146 35-313 15-424-49-73-42-114-99-114-159v-61c0-20 4-40 14-60v-61c-26-31-39-65-39-99z">
          <text:p/>
        </draw:path>
        <draw:polygon draw:style-name="gr7" draw:text-style-name="P1" draw:layer="layout" svg:width="0cm" svg:height="0cm" svg:x="8.655cm" svg:y="6.925cm" svg:viewBox="0 0 0 0" draw:points="0,0">
          <text:p/>
        </draw:polygon>
        <draw:path draw:style-name="gr6" draw:text-style-name="P3" draw:layer="layout" svg:width="0.824cm" svg:height="0.476cm" svg:x="10.585cm" svg:y="6.222cm" svg:viewBox="0 0 825 477" svg:d="M120 407c118 68 296 88 451 52 154-37 254-124 254-220 0-133-184-239-413-239-228 0-412 106-412 239 0 63 43 123 120 168z">
          <text:p/>
        </draw:path>
        <draw:polygon draw:style-name="gr7" draw:text-style-name="P1" draw:layer="layout" svg:width="0cm" svg:height="0cm" svg:x="8.655cm" svg:y="6.925cm" svg:viewBox="0 0 0 0" draw:points="0,0">
          <text:p/>
        </draw:polygon>
        <draw:path draw:style-name="gr6" draw:text-style-name="P3" draw:layer="layout" svg:width="0.825cm" svg:height="0.475cm" svg:x="6.158cm" svg:y="5.105cm" svg:viewBox="0 0 826 476" svg:d="M826 238c0 96-100 184-255 220-154 37-331 17-449-51-77-45-122-106-122-169 0-132 186-238 414-238 227 0 412 106 412 238z">
          <text:p/>
        </draw:path>
        <draw:polygon draw:style-name="gr7" draw:text-style-name="P1" draw:layer="layout" svg:width="0cm" svg:height="0cm" svg:x="8.655cm" svg:y="6.925cm" svg:viewBox="0 0 0 0" draw:points="0,0">
          <text:p/>
        </draw:polygon>
        <draw:path draw:style-name="gr6" draw:text-style-name="P3" draw:layer="layout" svg:width="0.825cm" svg:height="0.477cm" svg:x="6.158cm" svg:y="8.777cm" svg:viewBox="0 0 826 478" svg:d="M122 408c118 68 295 89 449 51 155-37 255-123 255-220 0-131-185-239-412-239-228 0-414 108-414 239 0 63 45 124 122 169z">
          <text:p/>
        </draw:path>
        <draw:polygon draw:style-name="gr7" draw:text-style-name="P1" draw:layer="layout" svg:width="0cm" svg:height="0cm" svg:x="8.655cm" svg:y="6.925cm" svg:viewBox="0 0 0 0" draw:points="0,0">
          <text:p/>
        </draw:polygon>
        <draw:path draw:style-name="gr6" draw:text-style-name="P3" draw:layer="layout" svg:width="0.824cm" svg:height="0.476cm" svg:x="10.585cm" svg:y="2.549cm" svg:viewBox="0 0 825 477" svg:d="M825 239c0 96-100 183-254 220-155 37-333 16-451-52-77-44-120-105-120-168 0-131 184-239 412-239 229 0 413 108 413 239z">
          <text:p/>
        </draw:path>
        <draw:polygon draw:style-name="gr7" draw:text-style-name="P1" draw:layer="layout" svg:width="0cm" svg:height="0cm" svg:x="8.655cm" svg:y="6.925cm" svg:viewBox="0 0 0 0" draw:points="0,0">
          <text:p/>
        </draw:polygon>
        <draw:path draw:style-name="gr6" draw:text-style-name="P3" draw:layer="layout" svg:width="0.75cm" svg:height="0.325cm" svg:x="6.196cm" svg:y="5.503cm" svg:viewBox="0 0 751 326" svg:d="M751 0v61 48c0 88-92 167-232 201-140 33-301 15-409-47-71-41-110-97-110-154v-48-61c20 26 48 49 83 69 97 55 233 80 366 66s245-64 302-135z">
          <text:p/>
        </draw:path>
        <draw:polygon draw:style-name="gr7" draw:text-style-name="P1" draw:layer="layout" svg:width="0cm" svg:height="0cm" svg:x="8.655cm" svg:y="6.925cm" svg:viewBox="0 0 0 0" draw:points="0,0">
          <text:p/>
        </draw:polygon>
        <draw:path draw:style-name="gr6" draw:text-style-name="P3" draw:layer="layout" svg:width="0.75cm" svg:height="0.326cm" svg:x="10.622cm" svg:y="2.947cm" svg:viewBox="0 0 751 327" svg:d="M751 0v61 48c0 89-91 168-232 201-140 34-302 15-409-47-70-40-110-95-110-154v-48-61c21 26 49 50 83 70 96 55 233 80 366 66s246-65 302-136z">
          <text:p/>
        </draw:path>
        <draw:polygon draw:style-name="gr7" draw:text-style-name="P1" draw:layer="layout" svg:width="0cm" svg:height="0cm" svg:x="8.655cm" svg:y="6.925cm" svg:viewBox="0 0 0 0" draw:points="0,0">
          <text:p/>
        </draw:polygon>
        <draw:path draw:style-name="gr6" draw:text-style-name="P3" draw:layer="layout" svg:width="0.45cm" svg:height="0.26cm" svg:x="6.346cm" svg:y="5.213cm" svg:viewBox="0 0 451 261" svg:d="M451 131c0 52-55 99-139 120-84 20-182 9-246-29-43-24-66-57-66-91 0-73 100-131 226-131 124 0 225 58 225 131z">
          <text:p/>
        </draw:path>
        <draw:polygon draw:style-name="gr7" draw:text-style-name="P1" draw:layer="layout" svg:width="0cm" svg:height="0cm" svg:x="8.655cm" svg:y="6.925cm" svg:viewBox="0 0 0 0" draw:points="0,0">
          <text:p/>
        </draw:polygon>
        <draw:path draw:style-name="gr6" draw:text-style-name="P3" draw:layer="layout" svg:width="0.45cm" svg:height="0.26cm" svg:x="10.772cm" svg:y="2.657cm" svg:viewBox="0 0 451 261" svg:d="M451 131c0 53-55 100-139 120-85 20-182 9-246-28-42-25-66-58-66-92 0-73 101-131 225-131 125 0 226 58 226 131z">
          <text:p/>
        </draw:path>
        <draw:polygon draw:style-name="gr7" draw:text-style-name="P1" draw:layer="layout" svg:width="0cm" svg:height="0cm" svg:x="8.655cm" svg:y="6.925cm" svg:viewBox="0 0 0 0" draw:points="0,0">
          <text:p/>
        </draw:polygon>
        <draw:path draw:style-name="gr6" draw:text-style-name="P3" draw:layer="layout" svg:width="0.824cm" svg:height="0.299cm" svg:x="10.585cm" svg:y="2.787cm" svg:viewBox="0 0 825 300" svg:d="M825 0v62c0 34-12 68-37 99-56 71-169 122-303 136-133 13-269-11-365-66-34-20-62-44-83-70-25-31-37-65-37-99v-62c0 64 43 125 120 169 118 68 296 89 451 52 154-37 254-124 254-221z">
          <text:p/>
        </draw:path>
        <draw:polygon draw:style-name="gr7" draw:text-style-name="P1" draw:layer="layout" svg:width="0cm" svg:height="0cm" svg:x="8.655cm" svg:y="6.925cm" svg:viewBox="0 0 0 0" draw:points="0,0">
          <text:p/>
        </draw:polygon>
        <draw:path draw:style-name="gr6" draw:text-style-name="P3" draw:layer="layout" svg:width="0.825cm" svg:height="0.299cm" svg:x="6.158cm" svg:y="5.343cm" svg:viewBox="0 0 826 300" svg:d="M826 0v61c0 34-13 68-37 99-57 72-169 122-302 136s-269-11-365-66c-35-20-63-43-83-70-26-31-39-65-39-99v-61c0 63 45 123 122 168 118 69 295 89 449 52 155-36 255-124 255-220z">
          <text:p/>
        </draw:path>
        <draw:polygon draw:style-name="gr7" draw:text-style-name="P1" draw:layer="layout" svg:width="0cm" svg:height="0cm" svg:x="8.655cm" svg:y="6.925cm" svg:viewBox="0 0 0 0" draw:points="0,0">
          <text:p/>
        </draw:polygon>
        <draw:path draw:style-name="gr6" draw:text-style-name="P3" draw:layer="layout" svg:width="0.778cm" svg:height="0.286cm" svg:x="6.182cm" svg:y="5.624cm" svg:viewBox="0 0 779 287" svg:d="M779 0v61c0 91-95 174-240 209-147 35-314 15-425-49-73-43-114-100-114-160v-61c0 60 41 117 114 159 111 65 278 84 425 49 145-35 240-117 240-208z">
          <text:p/>
        </draw:path>
        <draw:polygon draw:style-name="gr7" draw:text-style-name="P1" draw:layer="layout" svg:width="0cm" svg:height="0cm" svg:x="8.655cm" svg:y="6.925cm" svg:viewBox="0 0 0 0" draw:points="0,0">
          <text:p/>
        </draw:polygon>
        <draw:path draw:style-name="gr6" draw:text-style-name="P3" draw:layer="layout" svg:width="0.778cm" svg:height="0.285cm" svg:x="10.608cm" svg:y="3.069cm" svg:viewBox="0 0 779 286" svg:d="M779 0v61c0 91-95 174-241 208-145 35-313 16-424-48-73-44-114-101-114-160v-61c0 59 41 116 114 158 111 66 279 85 424 49 146-35 241-117 241-207z">
          <text:p/>
        </draw:path>
        <draw:polygon draw:style-name="gr7" draw:text-style-name="P1" draw:layer="layout" svg:width="0cm" svg:height="0cm" svg:x="8.655cm" svg:y="6.925cm" svg:viewBox="0 0 0 0" draw:points="0,0">
          <text:p/>
        </draw:polygon>
        <draw:path draw:style-name="gr6" draw:text-style-name="P3" draw:layer="layout" svg:width="0.778cm" svg:height="0.285cm" svg:x="10.608cm" svg:y="3.008cm" svg:viewBox="0 0 779 286" svg:d="M765 0v48c0 88-91 167-233 200-140 35-301 16-408-47-70-40-110-95-110-153v-48c-9 20-14 40-14 61 0 59 41 116 114 158 111 66 279 85 424 50 146-36 241-118 241-208 0-21-5-41-14-61z">
          <text:p/>
        </draw:path>
        <draw:polygon draw:style-name="gr7" draw:text-style-name="P1" draw:layer="layout" svg:width="0cm" svg:height="0cm" svg:x="8.655cm" svg:y="6.925cm" svg:viewBox="0 0 0 0" draw:points="0,0">
          <text:p/>
        </draw:polygon>
        <draw:path draw:style-name="gr6" draw:text-style-name="P3" draw:layer="layout" svg:width="0.778cm" svg:height="0.285cm" svg:x="6.182cm" svg:y="5.564cm" svg:viewBox="0 0 779 286" svg:d="M765 0v48c0 87-92 166-232 200-141 34-302 16-409-47-71-41-110-96-110-153v-48c-10 20-14 40-14 60 0 60 41 117 114 159 111 65 278 84 425 50 145-36 240-118 240-209 0-20-5-40-14-60z">
          <text:p/>
        </draw:path>
        <draw:polygon draw:style-name="gr7" draw:text-style-name="P1" draw:layer="layout" svg:width="0cm" svg:height="0cm" svg:x="8.655cm" svg:y="6.925cm" svg:viewBox="0 0 0 0" draw:points="0,0">
          <text:p/>
        </draw:polygon>
        <draw:path draw:style-name="gr8" draw:text-style-name="P1" draw:layer="layout" svg:width="0.066cm" svg:height="0.092cm" svg:x="10.772cm" svg:y="2.787cm" svg:viewBox="0 0 67 93" svg:d="M67 93c-43-26-67-59-67-93">
          <text:p/>
        </draw:path>
        <draw:path draw:style-name="gr8" draw:text-style-name="P1" draw:layer="layout" svg:width="0.45cm" svg:height="0.13cm" svg:x="10.772cm" svg:y="2.657cm" svg:viewBox="0 0 451 131" svg:d="M0 131c0-73 101-131 225-131 125 0 226 58 226 131">
          <text:p/>
        </draw:path>
        <draw:path draw:style-name="gr8" draw:text-style-name="P1" draw:layer="layout" svg:width="0.384cm" svg:height="0.13cm" svg:x="10.838cm" svg:y="2.787cm" svg:viewBox="0 0 385 131" svg:d="M385 0c0 53-55 100-139 121-84 20-182 9-246-29">
          <text:p/>
        </draw:path>
        <draw:path draw:style-name="gr8" draw:text-style-name="P1" draw:layer="layout" svg:width="0.12cm" svg:height="0.168cm" svg:x="10.585cm" svg:y="2.787cm" svg:viewBox="0 0 121 169" svg:d="M121 169c-77-45-121-106-121-169">
          <text:p/>
        </draw:path>
        <draw:path draw:style-name="gr8" draw:text-style-name="P1" draw:layer="layout" svg:width="0.824cm" svg:height="0.238cm" svg:x="10.585cm" svg:y="2.549cm" svg:viewBox="0 0 825 239" svg:d="M0 239c0-132 184-239 412-239 229 0 413 107 413 239">
          <text:p/>
        </draw:path>
        <draw:path draw:style-name="gr8" draw:text-style-name="P1" draw:layer="layout" svg:width="0.704cm" svg:height="0.238cm" svg:x="10.705cm" svg:y="2.787cm" svg:viewBox="0 0 705 239" svg:d="M705 0c0 96-100 184-254 221s-333 16-451-53">
          <text:p/>
        </draw:path>
        <draw:path draw:style-name="gr8" draw:text-style-name="P1" draw:layer="layout" svg:width="0.12cm" svg:height="0.169cm" svg:x="10.585cm" svg:y="2.848cm" svg:viewBox="0 0 121 170" svg:d="M121 170c-77-45-121-107-121-170">
          <text:p/>
        </draw:path>
        <draw:path draw:style-name="gr8" draw:text-style-name="P1" draw:layer="layout" svg:width="0.704cm" svg:height="0.238cm" svg:x="10.705cm" svg:y="2.848cm" svg:viewBox="0 0 705 239" svg:d="M705 0c0 96-100 184-254 221s-333 17-451-51">
          <text:p/>
        </draw:path>
        <draw:path draw:style-name="gr8" draw:text-style-name="P1" draw:layer="layout" svg:width="0.11cm" svg:height="0.153cm" svg:x="10.622cm" svg:y="3.056cm" svg:viewBox="0 0 111 154" svg:d="M111 154c-70-40-111-96-111-154">
          <text:p/>
        </draw:path>
        <draw:path draw:style-name="gr8" draw:text-style-name="P1" draw:layer="layout" svg:width="0.64cm" svg:height="0.217cm" svg:x="10.732cm" svg:y="3.056cm" svg:viewBox="0 0 641 218" svg:d="M641 0c0 89-91 168-233 201-140 34-301 15-408-47">
          <text:p/>
        </draw:path>
        <draw:path draw:style-name="gr8" draw:text-style-name="P1" draw:layer="layout" svg:width="0.114cm" svg:height="0.158cm" svg:x="10.608cm" svg:y="3.069cm" svg:viewBox="0 0 115 159" svg:d="M115 159c-74-42-115-99-115-159">
          <text:p/>
        </draw:path>
        <draw:path draw:style-name="gr8" draw:text-style-name="P1" draw:layer="layout" svg:width="0.014cm" svg:height="0.061cm" svg:x="10.608cm" svg:y="3.008cm" svg:viewBox="0 0 15 62" svg:d="M0 62c0-21 5-42 15-62">
          <text:p/>
        </draw:path>
        <draw:path draw:style-name="gr8" draw:text-style-name="P1" draw:layer="layout" svg:width="0.014cm" svg:height="0.061cm" svg:x="11.372cm" svg:y="3.008cm" svg:viewBox="0 0 15 62" svg:d="M0 0c10 20 15 41 15 62">
          <text:p/>
        </draw:path>
        <draw:path draw:style-name="gr8" draw:text-style-name="P1" draw:layer="layout" svg:width="0.664cm" svg:height="0.224cm" svg:x="10.722cm" svg:y="3.069cm" svg:viewBox="0 0 665 225" svg:d="M665 0c0 90-95 172-240 208-145 35-314 16-425-50">
          <text:p/>
        </draw:path>
        <draw:path draw:style-name="gr8" draw:text-style-name="P1" draw:layer="layout" svg:width="0.114cm" svg:height="0.159cm" svg:x="10.608cm" svg:y="3.13cm" svg:viewBox="0 0 115 160" svg:d="M115 160c-74-43-115-101-115-160">
          <text:p/>
        </draw:path>
        <draw:path draw:style-name="gr8" draw:text-style-name="P1" draw:layer="layout" svg:width="0.664cm" svg:height="0.224cm" svg:x="10.722cm" svg:y="3.13cm" svg:viewBox="0 0 665 225" svg:d="M665 0c0 91-95 174-240 208-145 35-314 16-425-48">
          <text:p/>
        </draw:path>
        <draw:path draw:style-name="gr8" draw:text-style-name="P1" draw:layer="layout" svg:width="0.066cm" svg:height="0.091cm" svg:x="6.346cm" svg:y="5.343cm" svg:viewBox="0 0 67 92" svg:d="M67 92c-44-25-67-58-67-92">
          <text:p/>
        </draw:path>
        <draw:path draw:style-name="gr8" draw:text-style-name="P1" draw:layer="layout" svg:width="0.45cm" svg:height="0.13cm" svg:x="6.346cm" svg:y="5.213cm" svg:viewBox="0 0 451 131" svg:d="M0 131c0-72 100-131 226-131 124 0 225 59 225 131">
          <text:p/>
        </draw:path>
        <draw:path draw:style-name="gr8" draw:text-style-name="P1" draw:layer="layout" svg:width="0.384cm" svg:height="0.13cm" svg:x="6.412cm" svg:y="5.343cm" svg:viewBox="0 0 385 131" svg:d="M385 0c0 53-55 100-140 121-84 21-181 9-245-29">
          <text:p/>
        </draw:path>
        <draw:path draw:style-name="gr8" draw:text-style-name="P1" draw:layer="layout" svg:width="0.121cm" svg:height="0.168cm" svg:x="6.158cm" svg:y="5.343cm" svg:viewBox="0 0 122 169" svg:d="M122 169c-77-45-122-106-122-169">
          <text:p/>
        </draw:path>
        <draw:path draw:style-name="gr8" draw:text-style-name="P1" draw:layer="layout" svg:width="0.825cm" svg:height="0.238cm" svg:x="6.158cm" svg:y="5.105cm" svg:viewBox="0 0 826 239" svg:d="M0 239c0-132 186-239 414-239 227 0 412 107 412 239">
          <text:p/>
        </draw:path>
        <draw:path draw:style-name="gr8" draw:text-style-name="P1" draw:layer="layout" svg:width="0.704cm" svg:height="0.237cm" svg:x="6.279cm" svg:y="5.343cm" svg:viewBox="0 0 705 238" svg:d="M705 0c0 96-100 183-255 219-155 38-332 18-450-51">
          <text:p/>
        </draw:path>
        <draw:path draw:style-name="gr8" draw:text-style-name="P1" draw:layer="layout" svg:width="0.121cm" svg:height="0.168cm" svg:x="6.158cm" svg:y="5.404cm" svg:viewBox="0 0 122 169" svg:d="M122 169c-77-45-122-105-122-169">
          <text:p/>
        </draw:path>
        <draw:path draw:style-name="gr8" draw:text-style-name="P1" draw:layer="layout" svg:width="0.704cm" svg:height="0.238cm" svg:x="6.279cm" svg:y="5.404cm" svg:viewBox="0 0 705 239" svg:d="M705 0c0 96-100 184-255 221s-332 16-450-52">
          <text:p/>
        </draw:path>
        <draw:path draw:style-name="gr8" draw:text-style-name="P1" draw:layer="layout" svg:width="0.11cm" svg:height="0.153cm" svg:x="6.196cm" svg:y="5.612cm" svg:viewBox="0 0 111 154" svg:d="M111 154c-72-42-111-97-111-154">
          <text:p/>
        </draw:path>
        <draw:path draw:style-name="gr8" draw:text-style-name="P1" draw:layer="layout" svg:width="0.64cm" svg:height="0.216cm" svg:x="6.306cm" svg:y="5.612cm" svg:viewBox="0 0 641 217" svg:d="M641 0c0 87-92 167-232 201-141 33-302 15-409-47">
          <text:p/>
        </draw:path>
        <draw:path draw:style-name="gr8" draw:text-style-name="P1" draw:layer="layout" svg:width="0.114cm" svg:height="0.159cm" svg:x="6.182cm" svg:y="5.624cm" svg:viewBox="0 0 115 160" svg:d="M115 160c-74-43-115-100-115-160">
          <text:p/>
        </draw:path>
        <draw:path draw:style-name="gr8" draw:text-style-name="P1" draw:layer="layout" svg:width="0.014cm" svg:height="0.06cm" svg:x="6.182cm" svg:y="5.564cm" svg:viewBox="0 0 15 61" svg:d="M0 61c0-21 4-41 15-61">
          <text:p/>
        </draw:path>
        <draw:path draw:style-name="gr8" draw:text-style-name="P1" draw:layer="layout" svg:width="0.014cm" svg:height="0.06cm" svg:x="6.946cm" svg:y="5.564cm" svg:viewBox="0 0 15 61" svg:d="M0 0c10 20 15 40 15 61">
          <text:p/>
        </draw:path>
        <draw:path draw:style-name="gr8" draw:text-style-name="P1" draw:layer="layout" svg:width="0.664cm" svg:height="0.225cm" svg:x="6.296cm" svg:y="5.624cm" svg:viewBox="0 0 665 226" svg:d="M665 0c0 92-95 174-240 209-146 34-313 15-425-49">
          <text:p/>
        </draw:path>
        <draw:path draw:style-name="gr8" draw:text-style-name="P1" draw:layer="layout" svg:width="0.114cm" svg:height="0.159cm" svg:x="6.182cm" svg:y="5.685cm" svg:viewBox="0 0 115 160" svg:d="M115 160c-74-42-115-100-115-160">
          <text:p/>
        </draw:path>
        <draw:path draw:style-name="gr8" draw:text-style-name="P1" draw:layer="layout" svg:width="0.664cm" svg:height="0.225cm" svg:x="6.296cm" svg:y="5.685cm" svg:viewBox="0 0 665 226" svg:d="M665 0c0 92-95 174-240 209-146 35-313 15-425-49">
          <text:p/>
        </draw:path>
        <draw:line draw:style-name="gr8" draw:text-style-name="P1" draw:layer="layout" svg:x1="12.164cm" svg:y1="6.032cm" svg:x2="11.845cm" svg:y2="5.848cm">
          <text:p/>
        </draw:line>
        <draw:path draw:style-name="gr8" draw:text-style-name="P1" draw:layer="layout" svg:width="0.132cm" svg:height="0.184cm" svg:x="12.163cm" svg:y="6.031cm" svg:viewBox="0 0 133 185" svg:d="M0 0c85 49 133 116 133 185">
          <text:p/>
        </draw:path>
        <draw:path draw:style-name="gr8" draw:text-style-name="P1" draw:layer="layout" svg:width="0.132cm" svg:height="0.183cm" svg:x="12.163cm" svg:y="6.215cm" svg:viewBox="0 0 133 184" svg:d="M133 0c0 69-48 136-133 184">
          <text:p/>
        </draw:path>
        <draw:path draw:style-name="gr8" draw:text-style-name="P1" draw:layer="layout" svg:width="0.636cm" svg:height="0.076cm" svg:x="11.209cm" svg:y="5.771cm" svg:viewBox="0 0 637 77" svg:d="M637 77c-176-103-461-103-637 0">
          <text:p/>
        </draw:path>
        <draw:line draw:style-name="gr8" draw:text-style-name="P1" draw:layer="layout" svg:x1="6.438cm" svg:y1="9.705cm" svg:x2="12.164cm" svg:y2="6.398cm">
          <text:p/>
        </draw:line>
        <draw:line draw:style-name="gr8" draw:text-style-name="P1" draw:layer="layout" svg:x1="5.484cm" svg:y1="9.154cm" svg:x2="11.21cm" svg:y2="5.848cm">
          <text:p/>
        </draw:line>
        <draw:path draw:style-name="gr8" draw:text-style-name="P1" draw:layer="layout" svg:width="0.636cm" svg:height="0.076cm" svg:x="5.802cm" svg:y="9.704cm" svg:viewBox="0 0 637 77" svg:d="M0 0c176 102 461 102 637 0">
          <text:p/>
        </draw:path>
        <draw:line draw:style-name="gr8" draw:text-style-name="P1" draw:layer="layout" svg:x1="5.484cm" svg:y1="9.52cm" svg:x2="5.803cm" svg:y2="9.705cm">
          <text:p/>
        </draw:line>
        <draw:path draw:style-name="gr8" draw:text-style-name="P1" draw:layer="layout" svg:width="0.132cm" svg:height="0.183cm" svg:x="5.352cm" svg:y="9.337cm" svg:viewBox="0 0 133 184" svg:d="M133 184c-85-48-133-116-133-184">
          <text:p/>
        </draw:path>
        <draw:path draw:style-name="gr8" draw:text-style-name="P1" draw:layer="layout" svg:width="0.132cm" svg:height="0.184cm" svg:x="5.352cm" svg:y="9.153cm" svg:viewBox="0 0 133 185" svg:d="M0 185c0-69 48-136 133-185">
          <text:p/>
        </draw:path>
        <draw:path draw:style-name="gr8" draw:text-style-name="P1" draw:layer="layout" svg:width="0.704cm" svg:height="0.238cm" svg:x="6.279cm" svg:y="9.015cm" svg:viewBox="0 0 705 239" svg:d="M0 170c118 68 295 88 450 51s255-124 255-221">
          <text:p/>
        </draw:path>
        <draw:path draw:style-name="gr8" draw:text-style-name="P1" draw:layer="layout" svg:width="0.825cm" svg:height="0.238cm" svg:x="6.158cm" svg:y="8.777cm" svg:viewBox="0 0 826 239" svg:d="M826 239c0-132-185-239-412-239-228 0-414 107-414 239">
          <text:p/>
        </draw:path>
        <draw:path draw:style-name="gr8" draw:text-style-name="P1" draw:layer="layout" svg:width="0.121cm" svg:height="0.169cm" svg:x="6.158cm" svg:y="9.015cm" svg:viewBox="0 0 122 170" svg:d="M0 0c0 63 45 124 122 170">
          <text:p/>
        </draw:path>
        <draw:path draw:style-name="gr8" draw:text-style-name="P1" draw:layer="layout" svg:width="0.704cm" svg:height="0.238cm" svg:x="10.705cm" svg:y="6.46cm" svg:viewBox="0 0 705 239" svg:d="M0 169c118 68 297 88 451 52 154-37 254-124 254-221">
          <text:p/>
        </draw:path>
        <draw:path draw:style-name="gr8" draw:text-style-name="P1" draw:layer="layout" svg:width="0.824cm" svg:height="0.238cm" svg:x="10.585cm" svg:y="6.222cm" svg:viewBox="0 0 825 239" svg:d="M825 239c0-132-184-239-413-239-228 0-412 107-412 239">
          <text:p/>
        </draw:path>
        <draw:path draw:style-name="gr8" draw:text-style-name="P1" draw:layer="layout" svg:width="0.12cm" svg:height="0.168cm" svg:x="10.585cm" svg:y="6.46cm" svg:viewBox="0 0 121 169" svg:d="M0 0c0 64 44 124 121 169">
          <text:p/>
        </draw:path>
        <draw:line draw:style-name="gr8" draw:text-style-name="P1" draw:layer="layout" svg:x1="3.576cm" svg:y1="9.153cm" svg:x2="5.803cm" svg:y2="10.439cm">
          <text:p/>
        </draw:line>
        <draw:path draw:style-name="gr8" draw:text-style-name="P1" draw:layer="layout" svg:width="0.132cm" svg:height="0.184cm" svg:x="12.163cm" svg:y="6.949cm" svg:viewBox="0 0 133 185" svg:d="M133 0c0 69-48 136-133 185">
          <text:p/>
        </draw:path>
        <draw:line draw:style-name="gr8" draw:text-style-name="P1" draw:layer="layout" svg:x1="6.438cm" svg:y1="10.439cm" svg:x2="12.164cm" svg:y2="7.133cm">
          <text:p/>
        </draw:line>
        <draw:path draw:style-name="gr8" draw:text-style-name="P1" draw:layer="layout" svg:width="0.636cm" svg:height="0.077cm" svg:x="5.802cm" svg:y="10.438cm" svg:viewBox="0 0 637 78" svg:d="M0 0c176 104 461 104 637 0">
          <text:p/>
        </draw:path>
        <draw:line draw:style-name="gr8" draw:text-style-name="P1" draw:layer="layout" svg:x1="3.788cm" svg:y1="8.969cm" svg:x2="5.485cm" svg:y2="9.95cm">
          <text:p/>
        </draw:line>
        <draw:line draw:style-name="gr8" draw:text-style-name="P1" draw:layer="layout" svg:x1="3.576cm" svg:y1="8.418cm" svg:x2="3.576cm" svg:y2="9.153cm">
          <text:p/>
        </draw:line>
        <draw:line draw:style-name="gr8" draw:text-style-name="P1" draw:layer="layout" svg:x1="3.788cm" svg:y1="8.969cm" svg:x2="3.788cm" svg:y2="8.541cm">
          <text:p/>
        </draw:line>
        <draw:line draw:style-name="gr8" draw:text-style-name="P1" draw:layer="layout" svg:x1="3.576cm" svg:y1="8.418cm" svg:x2="3.789cm" svg:y2="8.542cm">
          <text:p/>
        </draw:line>
        <draw:path draw:style-name="gr8" draw:text-style-name="P1" draw:layer="layout" svg:width="0.132cm" svg:height="0.184cm" svg:x="5.352cm" svg:y="9.765cm" svg:viewBox="0 0 133 185" svg:d="M133 185c-85-49-133-115-133-185">
          <text:p/>
        </draw:path>
        <draw:line draw:style-name="gr8" draw:text-style-name="P1" draw:layer="layout" svg:x1="7.976cm" svg:y1="7.715cm" svg:x2="6.968cm" svg:y2="7.133cm">
          <text:p/>
        </draw:line>
        <draw:line draw:style-name="gr8" draw:text-style-name="P1" draw:layer="layout" svg:x1="6.968cm" svg:y1="7.133cm" svg:x2="6.968cm" svg:y2="6.705cm">
          <text:p/>
        </draw:line>
        <draw:line draw:style-name="gr8" draw:text-style-name="P1" draw:layer="layout" svg:x1="6.969cm" svg:y1="6.706cm" svg:x2="6.756cm" svg:y2="6.582cm">
          <text:p/>
        </draw:line>
        <draw:line draw:style-name="gr8" draw:text-style-name="P1" draw:layer="layout" svg:x1="6.757cm" svg:y1="6.582cm" svg:x2="3.576cm" svg:y2="8.419cm">
          <text:p/>
        </draw:line>
        <draw:line draw:style-name="gr8" draw:text-style-name="P1" draw:layer="layout" svg:x1="3.788cm" svg:y1="8.97cm" svg:x2="6.969cm" svg:y2="7.133cm">
          <text:p/>
        </draw:line>
        <draw:line draw:style-name="gr8" draw:text-style-name="P1" draw:layer="layout" svg:x1="3.788cm" svg:y1="8.542cm" svg:x2="6.969cm" svg:y2="6.705cm">
          <text:p/>
        </draw:line>
        <draw:line draw:style-name="gr8" draw:text-style-name="P1" draw:layer="layout" svg:x1="11.409cm" svg:y1="2.787cm" svg:x2="11.409cm" svg:y2="2.848cm">
          <text:p/>
        </draw:line>
        <draw:line draw:style-name="gr8" draw:text-style-name="P1" draw:layer="layout" svg:x1="10.585cm" svg:y1="2.787cm" svg:x2="10.585cm" svg:y2="2.848cm">
          <text:p/>
        </draw:line>
        <draw:line draw:style-name="gr8" draw:text-style-name="P1" draw:layer="layout" svg:x1="11.372cm" svg:y1="2.947cm" svg:x2="11.372cm" svg:y2="3.056cm">
          <text:p/>
        </draw:line>
        <draw:line draw:style-name="gr8" draw:text-style-name="P1" draw:layer="layout" svg:x1="10.622cm" svg:y1="2.947cm" svg:x2="10.622cm" svg:y2="3.056cm">
          <text:p/>
        </draw:line>
        <draw:line draw:style-name="gr8" draw:text-style-name="P1" draw:layer="layout" svg:x1="11.386cm" svg:y1="3.069cm" svg:x2="11.386cm" svg:y2="3.13cm">
          <text:p/>
        </draw:line>
        <draw:line draw:style-name="gr8" draw:text-style-name="P1" draw:layer="layout" svg:x1="10.608cm" svg:y1="3.069cm" svg:x2="10.608cm" svg:y2="3.13cm">
          <text:p/>
        </draw:line>
        <draw:line draw:style-name="gr8" draw:text-style-name="P1" draw:layer="layout" svg:x1="6.983cm" svg:y1="5.343cm" svg:x2="6.983cm" svg:y2="5.404cm">
          <text:p/>
        </draw:line>
        <draw:line draw:style-name="gr8" draw:text-style-name="P1" draw:layer="layout" svg:x1="6.158cm" svg:y1="5.343cm" svg:x2="6.158cm" svg:y2="5.404cm">
          <text:p/>
        </draw:line>
        <draw:line draw:style-name="gr8" draw:text-style-name="P1" draw:layer="layout" svg:x1="6.946cm" svg:y1="5.503cm" svg:x2="6.946cm" svg:y2="5.612cm">
          <text:p/>
        </draw:line>
        <draw:line draw:style-name="gr8" draw:text-style-name="P1" draw:layer="layout" svg:x1="6.196cm" svg:y1="5.503cm" svg:x2="6.196cm" svg:y2="5.612cm">
          <text:p/>
        </draw:line>
        <draw:line draw:style-name="gr8" draw:text-style-name="P1" draw:layer="layout" svg:x1="6.96cm" svg:y1="5.624cm" svg:x2="6.96cm" svg:y2="5.685cm">
          <text:p/>
        </draw:line>
        <draw:line draw:style-name="gr8" draw:text-style-name="P1" draw:layer="layout" svg:x1="6.182cm" svg:y1="5.624cm" svg:x2="6.182cm" svg:y2="5.685cm">
          <text:p/>
        </draw:line>
        <draw:line draw:style-name="gr8" draw:text-style-name="P1" draw:layer="layout" svg:x1="12.295cm" svg:y1="6.215cm" svg:x2="12.295cm" svg:y2="6.949cm">
          <text:p/>
        </draw:line>
        <draw:line draw:style-name="gr8" draw:text-style-name="P1" draw:layer="layout" svg:x1="5.352cm" svg:y1="9.337cm" svg:x2="5.352cm" svg:y2="9.765cm">
          <text:p/>
        </draw:line>
        <draw:path draw:style-name="gr6" draw:text-style-name="P3" draw:layer="layout" svg:width="4.36cm" svg:height="2.372cm" svg:x="1.968cm" svg:y="16.114cm" svg:viewBox="0 0 4361 2373" svg:d="M4295 129c42 25 66 58 66 92v368c0 34-24 67-66 91l-2863 1654 2863-1654c42-24 66-57 66-91v-368c0 35-24 68-66 92l-2863 1654c-87 50-230 50-318 0l-159-92c-42-24-66-57-66-92 0 35 24 68 66 92l159 92c88 50 231 50 318 0l2863-1654c42-24 66-57 66-92 0-34-24-67-66-92l-159-91c-88-51-230-51-318 0l-1617 933-504-291v-214l-106-61-1591 918v368l1114 643c88 51 231 51 318 0-87 51-230 51-318 0l-1114-643v-368l106 61v215l849 490c-42-24-66-57-66-92v-214c0-34 24-67 66-92l1246-720 1617-933c88-51 230-51 318 0z">
          <text:p/>
        </draw:path>
        <draw:polygon draw:style-name="gr7" draw:text-style-name="P1" draw:layer="layout" svg:width="0cm" svg:height="0cm" svg:x="4.157cm" svg:y="17.278cm" svg:viewBox="0 0 0 0" draw:points="0,0">
          <text:p/>
        </draw:polygon>
        <draw:path draw:style-name="gr6" draw:text-style-name="P3" draw:layer="layout" svg:width="2.094cm" svg:height="1.408cm" svg:x="2.074cm" svg:y="16.794cm" svg:viewBox="0 0 2095 1409" svg:d="M782 1103c0-34 24-67 66-92l1247-720-504-291-1591 920 848 489c-42-24-66-57-66-92z">
          <text:p/>
        </draw:path>
        <draw:polygon draw:style-name="gr7" draw:text-style-name="P1" draw:layer="layout" svg:width="0cm" svg:height="0cm" svg:x="4.157cm" svg:y="17.278cm" svg:viewBox="0 0 0 0" draw:points="0,0">
          <text:p/>
        </draw:polygon>
        <draw:polygon draw:style-name="gr6" draw:text-style-name="P3" draw:layer="layout" svg:width="1.59cm" svg:height="1.133cm" svg:x="2.074cm" svg:y="16.58cm" svg:viewBox="0 0 1591 1134" draw:points="0,1134 1591,214 1591,0 0,918">
          <text:p/>
        </draw:polygon>
        <draw:polygon draw:style-name="gr7" draw:text-style-name="P1" draw:layer="layout" svg:width="0cm" svg:height="0cm" svg:x="4.157cm" svg:y="17.278cm" svg:viewBox="0 0 0 0" draw:points="0,0">
          <text:p/>
        </draw:polygon>
        <draw:polygon draw:style-name="gr6" draw:text-style-name="P3" draw:layer="layout" svg:width="1.696cm" svg:height="0.979cm" svg:x="1.968cm" svg:y="16.519cm" svg:viewBox="0 0 1697 980" draw:points="1697,61 1591,0 0,919 106,980">
          <text:p/>
        </draw:polygon>
        <draw:polygon draw:style-name="gr7" draw:text-style-name="P1" draw:layer="layout" svg:width="0cm" svg:height="0cm" svg:x="4.157cm" svg:y="17.278cm" svg:viewBox="0 0 0 0" draw:points="0,0">
          <text:p/>
        </draw:polygon>
        <draw:path draw:style-name="gr6" draw:text-style-name="P3" draw:layer="layout" svg:width="0.413cm" svg:height="0.239cm" svg:x="3.259cm" svg:y="17.616cm" svg:viewBox="0 0 414 240" svg:d="M61 205c59 34 148 44 226 25 77-18 127-61 127-110 0-65-92-120-207-120-114 0-207 55-207 120 0 32 22 62 61 85z">
          <text:p/>
        </draw:path>
        <draw:polygon draw:style-name="gr7" draw:text-style-name="P1" draw:layer="layout" svg:width="0cm" svg:height="0cm" svg:x="4.157cm" svg:y="17.278cm" svg:viewBox="0 0 0 0" draw:points="0,0">
          <text:p/>
        </draw:polygon>
        <draw:path draw:style-name="gr6" draw:text-style-name="P3" draw:layer="layout" svg:width="0.412cm" svg:height="0.238cm" svg:x="5.473cm" svg:y="16.339cm" svg:viewBox="0 0 413 239" svg:d="M60 204c60 34 149 44 226 26 77-19 127-62 127-111 0-66-92-119-206-119s-207 53-207 119c0 32 21 63 60 85z">
          <text:p/>
        </draw:path>
        <draw:polygon draw:style-name="gr7" draw:text-style-name="P1" draw:layer="layout" svg:width="0cm" svg:height="0cm" svg:x="4.157cm" svg:y="17.278cm" svg:viewBox="0 0 0 0" draw:points="0,0">
          <text:p/>
        </draw:polygon>
        <draw:line draw:style-name="gr8" draw:text-style-name="P1" draw:layer="layout" svg:x1="6.263cm" svg:y1="16.244cm" svg:x2="6.103cm" svg:y2="16.152cm">
          <text:p/>
        </draw:line>
        <draw:path draw:style-name="gr8" draw:text-style-name="P1" draw:layer="layout" svg:width="0.066cm" svg:height="0.093cm" svg:x="6.262cm" svg:y="16.243cm" svg:viewBox="0 0 67 94" svg:d="M0 0c43 26 67 59 67 94">
          <text:p/>
        </draw:path>
        <draw:path draw:style-name="gr8" draw:text-style-name="P1" draw:layer="layout" svg:width="0.066cm" svg:height="0.092cm" svg:x="6.262cm" svg:y="16.335cm" svg:viewBox="0 0 67 93" svg:d="M67 0c0 35-24 68-67 93">
          <text:p/>
        </draw:path>
        <draw:path draw:style-name="gr8" draw:text-style-name="P1" draw:layer="layout" svg:width="0.318cm" svg:height="0.038cm" svg:x="5.785cm" svg:y="16.114cm" svg:viewBox="0 0 319 39" svg:d="M319 39c-88-52-231-52-319 0">
          <text:p/>
        </draw:path>
        <draw:line draw:style-name="gr8" draw:text-style-name="P1" draw:layer="layout" svg:x1="3.399cm" svg:y1="18.081cm" svg:x2="6.263cm" svg:y2="16.427cm">
          <text:p/>
        </draw:line>
        <draw:line draw:style-name="gr8" draw:text-style-name="P1" draw:layer="layout" svg:x1="2.922cm" svg:y1="17.805cm" svg:x2="5.786cm" svg:y2="16.152cm">
          <text:p/>
        </draw:line>
        <draw:path draw:style-name="gr8" draw:text-style-name="P1" draw:layer="layout" svg:width="0.318cm" svg:height="0.037cm" svg:x="3.081cm" svg:y="18.08cm" svg:viewBox="0 0 319 38" svg:d="M0 0c88 51 231 51 319 0">
          <text:p/>
        </draw:path>
        <draw:line draw:style-name="gr8" draw:text-style-name="P1" draw:layer="layout" svg:x1="2.922cm" svg:y1="17.988cm" svg:x2="3.082cm" svg:y2="18.081cm">
          <text:p/>
        </draw:line>
        <draw:path draw:style-name="gr8" draw:text-style-name="P1" draw:layer="layout" svg:width="0.066cm" svg:height="0.092cm" svg:x="2.856cm" svg:y="17.896cm" svg:viewBox="0 0 67 93" svg:d="M67 93c-43-25-67-58-67-93">
          <text:p/>
        </draw:path>
        <draw:path draw:style-name="gr8" draw:text-style-name="P1" draw:layer="layout" svg:width="0.066cm" svg:height="0.092cm" svg:x="2.856cm" svg:y="17.804cm" svg:viewBox="0 0 67 93" svg:d="M0 93c0-35 24-68 67-93">
          <text:p/>
        </draw:path>
        <draw:path draw:style-name="gr8" draw:text-style-name="P1" draw:layer="layout" svg:width="0.352cm" svg:height="0.12cm" svg:x="3.32cm" svg:y="17.735cm" svg:viewBox="0 0 353 121" svg:d="M0 86c60 34 149 44 226 25 77-18 127-61 127-111">
          <text:p/>
        </draw:path>
        <draw:path draw:style-name="gr8" draw:text-style-name="P1" draw:layer="layout" svg:width="0.413cm" svg:height="0.119cm" svg:x="3.259cm" svg:y="17.616cm" svg:viewBox="0 0 414 120" svg:d="M414 120c0-66-92-120-207-120-114 0-207 54-207 120">
          <text:p/>
        </draw:path>
        <draw:path draw:style-name="gr8" draw:text-style-name="P1" draw:layer="layout" svg:width="0.061cm" svg:height="0.085cm" svg:x="3.259cm" svg:y="17.735cm" svg:viewBox="0 0 62 86" svg:d="M0 0c0 33 23 63 62 86">
          <text:p/>
        </draw:path>
        <draw:path draw:style-name="gr8" draw:text-style-name="P1" draw:layer="layout" svg:width="0.352cm" svg:height="0.119cm" svg:x="5.533cm" svg:y="16.458cm" svg:viewBox="0 0 353 120" svg:d="M0 85c59 34 148 45 225 26 78-19 128-62 128-111">
          <text:p/>
        </draw:path>
        <draw:path draw:style-name="gr8" draw:text-style-name="P1" draw:layer="layout" svg:width="0.412cm" svg:height="0.119cm" svg:x="5.473cm" svg:y="16.339cm" svg:viewBox="0 0 413 120" svg:d="M413 120c0-66-92-120-206-120s-207 54-207 120">
          <text:p/>
        </draw:path>
        <draw:path draw:style-name="gr8" draw:text-style-name="P1" draw:layer="layout" svg:width="0.06cm" svg:height="0.084cm" svg:x="5.473cm" svg:y="16.458cm" svg:viewBox="0 0 61 85" svg:d="M0 0c0 31 22 63 61 85">
          <text:p/>
        </draw:path>
        <draw:line draw:style-name="gr8" draw:text-style-name="P1" draw:layer="layout" svg:x1="1.968cm" svg:y1="17.804cm" svg:x2="3.082cm" svg:y2="18.448cm">
          <text:p/>
        </draw:line>
        <draw:path draw:style-name="gr8" draw:text-style-name="P1" draw:layer="layout" svg:width="0.066cm" svg:height="0.091cm" svg:x="6.262cm" svg:y="16.703cm" svg:viewBox="0 0 67 92" svg:d="M67 0c0 34-24 67-67 92">
          <text:p/>
        </draw:path>
        <draw:line draw:style-name="gr8" draw:text-style-name="P1" draw:layer="layout" svg:x1="3.399cm" svg:y1="18.448cm" svg:x2="6.263cm" svg:y2="16.794cm">
          <text:p/>
        </draw:line>
        <draw:path draw:style-name="gr8" draw:text-style-name="P1" draw:layer="layout" svg:width="0.318cm" svg:height="0.039cm" svg:x="3.081cm" svg:y="18.447cm" svg:viewBox="0 0 319 40" svg:d="M0 0c88 53 231 53 319 0">
          <text:p/>
        </draw:path>
        <draw:line draw:style-name="gr8" draw:text-style-name="P1" draw:layer="layout" svg:x1="2.074cm" svg:y1="17.713cm" svg:x2="2.923cm" svg:y2="18.203cm">
          <text:p/>
        </draw:line>
        <draw:line draw:style-name="gr8" draw:text-style-name="P1" draw:layer="layout" svg:x1="1.968cm" svg:y1="17.437cm" svg:x2="1.968cm" svg:y2="17.804cm">
          <text:p/>
        </draw:line>
        <draw:line draw:style-name="gr8" draw:text-style-name="P1" draw:layer="layout" svg:x1="2.074cm" svg:y1="17.713cm" svg:x2="2.074cm" svg:y2="17.498cm">
          <text:p/>
        </draw:line>
        <draw:line draw:style-name="gr8" draw:text-style-name="P1" draw:layer="layout" svg:x1="1.968cm" svg:y1="17.437cm" svg:x2="2.075cm" svg:y2="17.499cm">
          <text:p/>
        </draw:line>
        <draw:path draw:style-name="gr8" draw:text-style-name="P1" draw:layer="layout" svg:width="0.066cm" svg:height="0.092cm" svg:x="2.856cm" svg:y="18.11cm" svg:viewBox="0 0 67 93" svg:d="M67 93c-43-24-67-58-67-93">
          <text:p/>
        </draw:path>
        <draw:line draw:style-name="gr8" draw:text-style-name="P1" draw:layer="layout" svg:x1="4.169cm" svg:y1="17.086cm" svg:x2="3.664cm" svg:y2="16.794cm">
          <text:p/>
        </draw:line>
        <draw:line draw:style-name="gr8" draw:text-style-name="P1" draw:layer="layout" svg:x1="3.664cm" svg:y1="16.794cm" svg:x2="3.664cm" svg:y2="16.58cm">
          <text:p/>
        </draw:line>
        <draw:line draw:style-name="gr8" draw:text-style-name="P1" draw:layer="layout" svg:x1="3.665cm" svg:y1="16.581cm" svg:x2="3.558cm" svg:y2="16.519cm">
          <text:p/>
        </draw:line>
        <draw:line draw:style-name="gr8" draw:text-style-name="P1" draw:layer="layout" svg:x1="3.559cm" svg:y1="16.519cm" svg:x2="1.968cm" svg:y2="17.438cm">
          <text:p/>
        </draw:line>
        <draw:line draw:style-name="gr8" draw:text-style-name="P1" draw:layer="layout" svg:x1="2.074cm" svg:y1="17.714cm" svg:x2="3.665cm" svg:y2="16.794cm">
          <text:p/>
        </draw:line>
        <draw:line draw:style-name="gr8" draw:text-style-name="P1" draw:layer="layout" svg:x1="2.074cm" svg:y1="17.499cm" svg:x2="3.665cm" svg:y2="16.58cm">
          <text:p/>
        </draw:line>
        <draw:line draw:style-name="gr8" draw:text-style-name="P1" draw:layer="layout" svg:x1="6.328cm" svg:y1="16.335cm" svg:x2="6.328cm" svg:y2="16.703cm">
          <text:p/>
        </draw:line>
        <draw:line draw:style-name="gr8" draw:text-style-name="P1" draw:layer="layout" svg:x1="2.856cm" svg:y1="17.896cm" svg:x2="2.856cm" svg:y2="18.11cm">
          <text:p/>
        </draw:line>
        <draw:path draw:style-name="gr6" draw:text-style-name="P3" draw:layer="layout" svg:width="8.996cm" svg:height="3.599cm" svg:x="16.509cm" svg:y="4.631cm" svg:viewBox="0 0 8997 3600" svg:d="M8997 3150v-450-450h-450-4049v-1950-300h-4498v300 2400 450c0 248 201 450 450 450h8097c249 0 450-202 450-450z">
          <text:p/>
        </draw:path>
        <draw:polygon draw:style-name="gr7" draw:text-style-name="P1" draw:layer="layout" svg:width="0cm" svg:height="0cm" svg:x="21.007cm" svg:y="6.449cm" svg:viewBox="0 0 0 0" draw:points="0,0">
          <text:p/>
        </draw:polygon>
        <draw:path draw:style-name="gr6" draw:text-style-name="P3" draw:layer="layout" svg:width="8.996cm" svg:height="1.35cm" svg:x="16.509cm" svg:y="6.88cm" svg:viewBox="0 0 8997 1351" svg:d="M8997 901v-451c0-248-201-450-450-450h-4049-4048c-249 0-450 202-450 450v451c0 248 201 450 450 450h8097c249 0 450-202 450-450z">
          <text:p/>
        </draw:path>
        <draw:polygon draw:style-name="gr7" draw:text-style-name="P1" draw:layer="layout" svg:width="0cm" svg:height="0cm" svg:x="21.007cm" svg:y="6.449cm" svg:viewBox="0 0 0 0" draw:points="0,0">
          <text:p/>
        </draw:polygon>
        <draw:path draw:style-name="gr6" draw:text-style-name="P3" draw:layer="layout" svg:width="4.498cm" svg:height="2.399cm" svg:x="16.509cm" svg:y="4.931cm" svg:viewBox="0 0 4499 2400" svg:d="M0 0v2400c0-248 201-450 450-450h4049v-1950z">
          <text:p/>
        </draw:path>
        <draw:polygon draw:style-name="gr7" draw:text-style-name="P1" draw:layer="layout" svg:width="0cm" svg:height="0cm" svg:x="21.007cm" svg:y="6.449cm" svg:viewBox="0 0 0 0" draw:points="0,0">
          <text:p/>
        </draw:polygon>
        <draw:polygon draw:style-name="gr6" draw:text-style-name="P3" draw:layer="layout" svg:width="4.498cm" svg:height="0.3cm" svg:x="16.509cm" svg:y="4.631cm" svg:viewBox="0 0 4499 301" draw:points="4499,301 4499,0 0,0 0,301">
          <text:p/>
        </draw:polygon>
        <draw:polygon draw:style-name="gr7" draw:text-style-name="P1" draw:layer="layout" svg:width="0cm" svg:height="0cm" svg:x="21.007cm" svg:y="6.449cm" svg:viewBox="0 0 0 0" draw:points="0,0">
          <text:p/>
        </draw:polygon>
        <draw:path draw:style-name="gr6" draw:text-style-name="P3" draw:layer="layout" svg:width="0.825cm" svg:height="0.824cm" svg:x="23.743cm" svg:y="7.068cm" svg:viewBox="0 0 826 825" svg:d="M826 412c0 228-184 413-413 413-228 0-413-185-413-413s185-412 413-412c229 0 413 184 413 412z">
          <text:p/>
        </draw:path>
        <draw:polygon draw:style-name="gr7" draw:text-style-name="P1" draw:layer="layout" svg:width="0cm" svg:height="0cm" svg:x="21.007cm" svg:y="6.449cm" svg:viewBox="0 0 0 0" draw:points="0,0">
          <text:p/>
        </draw:polygon>
        <draw:path draw:style-name="gr6" draw:text-style-name="P3" draw:layer="layout" svg:width="0.824cm" svg:height="0.824cm" svg:x="17.484cm" svg:y="7.068cm" svg:viewBox="0 0 825 825" svg:d="M825 412c0 228-184 413-412 413-229 0-413-185-413-413s184-412 413-412c228 0 412 184 412 412z">
          <text:p/>
        </draw:path>
        <draw:polygon draw:style-name="gr7" draw:text-style-name="P1" draw:layer="layout" svg:width="0cm" svg:height="0cm" svg:x="21.007cm" svg:y="6.449cm" svg:viewBox="0 0 0 0" draw:points="0,0">
          <text:p/>
        </draw:polygon>
        <draw:path draw:style-name="gr6" draw:text-style-name="P3" draw:layer="layout" svg:width="0.45cm" svg:height="0.45cm" svg:x="25.055cm" svg:y="6.88cm" svg:viewBox="0 0 451 451" svg:d="M451 0v451c0-248-202-451-451-451z">
          <text:p/>
        </draw:path>
        <draw:polygon draw:style-name="gr7" draw:text-style-name="P1" draw:layer="layout" svg:width="0cm" svg:height="0cm" svg:x="21.007cm" svg:y="6.449cm" svg:viewBox="0 0 0 0" draw:points="0,0">
          <text:p/>
        </draw:polygon>
        <draw:line draw:style-name="gr8" draw:text-style-name="P1" draw:layer="layout" svg:x1="25.505cm" svg:y1="7.78cm" svg:x2="25.505cm" svg:y2="7.33cm">
          <text:p/>
        </draw:line>
        <draw:line draw:style-name="gr8" draw:text-style-name="P1" draw:layer="layout" svg:x1="25.505cm" svg:y1="6.88cm" svg:x2="25.505cm" svg:y2="7.33cm">
          <text:p/>
        </draw:line>
        <draw:path draw:style-name="gr8" draw:text-style-name="P1" draw:layer="layout" svg:width="0.45cm" svg:height="0.45cm" svg:x="25.055cm" svg:y="7.78cm" svg:viewBox="0 0 451 451" svg:d="M451 0c0 249-202 451-451 451">
          <text:p/>
        </draw:path>
        <draw:path draw:style-name="gr8" draw:text-style-name="P1" draw:layer="layout" svg:width="0.45cm" svg:height="0.45cm" svg:x="25.055cm" svg:y="6.88cm" svg:viewBox="0 0 451 451" svg:d="M451 451c0-248-202-451-451-451">
          <text:p/>
        </draw:path>
        <draw:line draw:style-name="gr8" draw:text-style-name="P1" draw:layer="layout" svg:x1="16.959cm" svg:y1="8.23cm" svg:x2="25.055cm" svg:y2="8.23cm">
          <text:p/>
        </draw:line>
        <draw:line draw:style-name="gr8" draw:text-style-name="P1" draw:layer="layout" svg:x1="16.959cm" svg:y1="6.88cm" svg:x2="25.055cm" svg:y2="6.88cm">
          <text:p/>
        </draw:line>
        <draw:path draw:style-name="gr8" draw:text-style-name="P1" draw:layer="layout" svg:width="0.45cm" svg:height="0.45cm" svg:x="16.509cm" svg:y="7.78cm" svg:viewBox="0 0 451 451" svg:d="M0 0c0 249 201 451 451 451">
          <text:p/>
        </draw:path>
        <draw:line draw:style-name="gr8" draw:text-style-name="P1" draw:layer="layout" svg:x1="16.509cm" svg:y1="7.33cm" svg:x2="16.509cm" svg:y2="7.78cm">
          <text:p/>
        </draw:line>
        <draw:path draw:style-name="gr8" draw:text-style-name="P1" draw:layer="layout" svg:width="0.45cm" svg:height="0.45cm" svg:x="16.509cm" svg:y="6.88cm" svg:viewBox="0 0 451 451" svg:d="M0 451c0-248 201-451 451-451">
          <text:p/>
        </draw:path>
        <draw:path draw:style-name="gr8" draw:text-style-name="P1" draw:layer="layout" svg:width="0.824cm" svg:height="0.824cm" svg:x="17.484cm" svg:y="7.068cm" svg:viewBox="0 0 825 825" svg:d="M825 412c0 228-184 413-412 413-229 0-413-185-413-413s184-412 413-412c228 0 412 184 412 412z">
          <text:p/>
        </draw:path>
        <draw:path draw:style-name="gr8" draw:text-style-name="P1" draw:layer="layout" svg:width="0.825cm" svg:height="0.824cm" svg:x="23.743cm" svg:y="7.068cm" svg:viewBox="0 0 826 825" svg:d="M826 412c0 228-184 413-413 413-228 0-413-185-413-413s185-412 413-412c229 0 413 184 413 412z">
          <text:p/>
        </draw:path>
        <draw:path draw:style-name="gr8" draw:text-style-name="P1" draw:layer="layout" svg:width="0.45cm" svg:height="0.45cm" svg:x="25.055cm" svg:y="6.88cm" svg:viewBox="0 0 451 451" svg:d="M451 451c0-248-202-451-451-451">
          <text:p/>
        </draw:path>
        <draw:line draw:style-name="gr8" draw:text-style-name="P1" draw:layer="layout" svg:x1="25.505cm" svg:y1="6.88cm" svg:x2="25.055cm" svg:y2="6.88cm">
          <text:p/>
        </draw:line>
        <draw:line draw:style-name="gr8" draw:text-style-name="P1" draw:layer="layout" svg:x1="16.509cm" svg:y1="4.931cm" svg:x2="16.509cm" svg:y2="7.33cm">
          <text:p/>
        </draw:line>
        <draw:line draw:style-name="gr8" draw:text-style-name="P1" draw:layer="layout" svg:x1="16.509cm" svg:y1="4.631cm" svg:x2="16.509cm" svg:y2="4.931cm">
          <text:p/>
        </draw:line>
        <draw:line draw:style-name="gr8" draw:text-style-name="P1" draw:layer="layout" svg:x1="21.007cm" svg:y1="6.88cm" svg:x2="21.007cm" svg:y2="4.931cm">
          <text:p/>
        </draw:line>
        <draw:line draw:style-name="gr8" draw:text-style-name="P1" draw:layer="layout" svg:x1="21.007cm" svg:y1="4.931cm" svg:x2="21.007cm" svg:y2="4.631cm">
          <text:p/>
        </draw:line>
        <draw:line draw:style-name="gr8" draw:text-style-name="P1" draw:layer="layout" svg:x1="21.007cm" svg:y1="4.631cm" svg:x2="16.509cm" svg:y2="4.631cm">
          <text:p/>
        </draw:line>
        <draw:line draw:style-name="gr8" draw:text-style-name="P1" draw:layer="layout" svg:x1="16.509cm" svg:y1="4.931cm" svg:x2="21.007cm" svg:y2="4.931cm">
          <text:p/>
        </draw:line>
        <draw:polygon draw:style-name="gr7" draw:text-style-name="P1" draw:layer="layout" svg:width="0cm" svg:height="0cm" svg:x="21.007cm" svg:y="6.449cm" svg:viewBox="0 0 0 0" draw:points="0,0">
          <text:p/>
        </draw:polygon>
        <draw:polyline draw:style-name="gr9" draw:text-style-name="P1" draw:layer="layout" svg:width="2.523cm" svg:height="1.834cm" svg:x="18.202cm" svg:y="7.757cm" svg:viewBox="0 0 2524 1835" draw:points="2524,1835 2025,1835 0,0">
          <text:p/>
        </draw:polyline>
        <draw:polygon draw:style-name="gr10" draw:text-style-name="P2" draw:layer="layout" svg:width="0.426cm" svg:height="0.397cm" svg:x="18.202cm" svg:y="7.757cm" svg:viewBox="0 0 427 398" draw:points="0,0 314,398 427,274">
          <text:p/>
        </draw:polygon>
        <draw:polygon draw:style-name="gr7" draw:text-style-name="P1" draw:layer="layout" svg:width="0cm" svg:height="0cm" svg:x="21.007cm" svg:y="6.449cm" svg:viewBox="0 0 0 0" draw:points="0,0">
          <text:p/>
        </draw:polygon>
        <draw:polyline draw:style-name="gr9" draw:text-style-name="P1" draw:layer="layout" svg:width="3.563cm" svg:height="1.894cm" svg:x="20.242cm" svg:y="7.697cm" svg:viewBox="0 0 3564 1895" draw:points="0,1895 500,1895 3564,0">
          <text:p/>
        </draw:polyline>
        <draw:polygon draw:style-name="gr10" draw:text-style-name="P2" draw:layer="layout" svg:width="0.469cm" svg:height="0.334cm" svg:x="23.336cm" svg:y="7.697cm" svg:viewBox="0 0 470 335" draw:points="470,0 0,193 88,335">
          <text:p/>
        </draw:polygon>
        <draw:frame draw:style-name="gr11" draw:text-style-name="P5" draw:layer="layout" svg:width="0.665cm" svg:height="0.78cm" svg:x="27.613cm" svg:y="19.214cm">
          <draw:text-box>
            <text:p text:style-name="P4"><text:span text:style-name="T1">X</text:span></text:p>
          </draw:text-box>
        </draw:frame>
        <draw:frame draw:style-name="gr12" draw:text-style-name="P6" draw:layer="layout" svg:width="0.119cm" svg:height="0.141cm" svg:x="28.023cm" svg:y="19.721cm">
          <draw:text-box>
            <text:p text:style-name="P4"><text:span text:style-name="T2"><text:s/></text:span></text:p>
          </draw:text-box>
        </draw:frame>
        <draw:frame draw:style-name="gr13" draw:text-style-name="P7" draw:layer="layout" svg:width="9.04cm" svg:height="0.623cm" svg:x="16.764cm" svg:y="9.906cm">
          <draw:text-box>
            <text:p text:style-name="P4"><text:span text:style-name="T3">2X M3 Brass Inserts [HD-MS0030]</text:span></text:p>
          </draw:text-box>
        </draw:frame>
        <draw:frame draw:style-name="gr12" draw:text-style-name="P6" draw:layer="layout" svg:width="0.119cm" svg:height="0.141cm" svg:x="24.679cm" svg:y="10.518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6T07:28:05.306217606</dc:date>
    <meta:editing-duration>PT1M5S</meta:editing-duration>
    <meta:editing-cycles>1</meta:editing-cycles>
    <meta:document-statistic meta:object-count="357"/>
    <meta:generator>LibreOffice/5.2.7.2$Linux_X86_64 LibreOffice_project/20m0$Build-2</meta:generator>
  </office:meta>
</office:document-meta>
</file>